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P4" style:parent-style-name="NoSpacing" style:family="paragraph">
      <style:text-properties fo:color="#FFFFFF" fo:font-size="24pt" style:font-size-asian="24pt" style:font-size-complex="24pt"/>
    </style:style>
    <style:style style:name="T5" style:parent-style-name="DefaultParagraphFont" style:family="text">
      <style:text-properties style:font-name="Calibri Light" style:font-name-asian="Times New Roman" style:font-name-complex="Times New Roman" fo:text-transform="uppercase" fo:color="#FFFFFF" fo:font-size="32pt" style:font-size-asian="32pt" style:font-size-complex="32pt"/>
    </style:style>
    <style:style style:name="P6" style:parent-style-name="NoSpacing" style:family="paragraph">
      <style:paragraph-properties fo:margin-top="0.0833in"/>
    </style:style>
    <style:style style:name="T7" style:parent-style-name="DefaultParagraphFont" style:family="text">
      <style:text-properties fo:color="#E32D91" fo:font-size="18pt" style:font-size-asian="18pt" style:font-size-complex="18pt"/>
    </style:style>
    <style:style style:name="P8" style:parent-style-name="Normal" style:family="paragraph">
      <style:paragraph-properties fo:break-before="page"/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6.1152in"/>
        </style:tab-stops>
      </style:paragraph-properties>
    </style:style>
    <style:style style:name="P12" style:parent-style-name="TOC2" style:family="paragraph">
      <style:paragraph-properties>
        <style:tab-stops>
          <style:tab-stop style:type="right" style:leader-style="dotted" style:leader-text="." style:position="6.1152in"/>
        </style:tab-stops>
      </style:paragraph-properties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6.1152in"/>
        </style:tab-stops>
      </style:paragraph-properties>
    </style:style>
    <style:style style:name="P1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1152in"/>
        </style:tab-stops>
      </style:paragraph-properties>
    </style:style>
    <style:style style:family="graphic" style:name="a6">
      <style:graphic-properties draw:fill="solid" draw:fill-color="#ffffff" draw:opacity="100%" draw:stroke="none"/>
    </style:style>
    <style:style style:family="graphic" style:name="a7" style:parent-style-name="Graphics">
      <style:graphic-properties fo:wrap-option="wrap" fo:padding-top="0in" fo:padding-bottom="0in" fo:padding-left="0.75in" fo:padding-right="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75in" fo:padding-bottom="5in" fo:padding-left="0.75in" fo:padding-right="1in" draw:textarea-vertical-align="top" draw:textarea-horizontal-align="left" draw:fill="gradient" draw:fill-gradient-name="a0" draw:stroke="none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background" style:horizontal-rel="page" style:vertical-rel="page" style:horizontal-pos="center" style:vertical-pos="middle"/>
    </style:style>
    <style:style style:family="graphic" style:name="a2">
      <style:graphic-properties draw:fill="solid" draw:fill-color="#ffffff" draw:opacity="100%" draw:stroke="none"/>
    </style:style>
    <style:style style:family="graphic" style:name="a3">
      <style:graphic-properties draw:fill="solid" draw:fill-color="#ffffff" draw:opacity="100%" draw:stroke="none"/>
    </style:style>
    <style:style style:family="graphic" style:name="a4">
      <style:graphic-properties draw:fill="solid" draw:fill-color="#ffffff" draw:opacity="100%" draw:stroke="none"/>
    </style:style>
    <style:style style:family="graphic" style:name="a5">
      <style:graphic-properties draw:fill="solid" draw:fill-color="#ffffff" draw:opacity="100%" draw:stroke="none"/>
    </style:style>
  </office:automatic-styles>
  <office:body>
    <office:text text:use-soft-page-breaks="true">
      <text:p text:style-name="P1"><draw:g draw:z-index="251659264" draw:name="Group 48" draw:id="id9" draw:style-name="a8" text:anchor-type="paragraph"><svg:title/><svg:desc/><draw:g draw:name="Group 49" draw:id="id7"><svg:title/><svg:desc/><draw:custom-shape svg:x="0in" svg:y="0in" svg:width="7.5in" svg:height="10in" draw:id="id0" draw:style-name="a1" draw:name="Rectangle 54"><svg:title/><svg:desc/><text:p text:style-name="P4"/><draw:enhanced-geometry draw:type="non-primitive" svg:viewBox="0 0 21600 21600" draw:enhanced-path="M 0 0 L 21600 0 21600 21600 0 21600 Z N"/></draw:custom-shape><draw:g draw:name="Group 2" draw:id="id6"><svg:title/><svg:desc/><draw:custom-shape svg:x="4.40278in" svg:y="0in" svg:width="3.09201in" svg:height="3.10069in" draw:id="id1" draw:style-name="a2" draw:name="Freeform 56"><svg:title/><svg:desc/><draw:enhanced-geometry draw:type="non-primitive" svg:viewBox="0 0 1781 1786" draw:enhanced-path="M 4 1786 L 0 1782 1776 0 1781 5 4 1786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81"/><draw:equation draw:name="f7" draw:formula="?f4 / 1786"/><draw:equation draw:name="f8" draw:formula="4 * ?f5 / 1781"/><draw:equation draw:name="f9" draw:formula="1786 * ?f4 / 1786"/><draw:equation draw:name="f10" draw:formula="0 * ?f5 / 1781"/><draw:equation draw:name="f11" draw:formula="1782 * ?f4 / 1786"/><draw:equation draw:name="f12" draw:formula="1776 * ?f5 / 1781"/><draw:equation draw:name="f13" draw:formula="0 * ?f4 / 1786"/><draw:equation draw:name="f14" draw:formula="1781 * ?f5 / 1781"/><draw:equation draw:name="f15" draw:formula="5 * ?f4 / 178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3.61632in" svg:y="0.24826in" svg:width="3.87847in" svg:height="3.87847in" draw:id="id2" draw:style-name="a3" draw:name="Freeform 57"><svg:title/><svg:desc/><draw:enhanced-geometry draw:type="non-primitive" svg:viewBox="0 0 2234 2234" draw:enhanced-path="M 5 2234 L 0 2229 2229 0 2234 5 5 2234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34"/><draw:equation draw:name="f7" draw:formula="?f4 / 2234"/><draw:equation draw:name="f8" draw:formula="5 * ?f5 / 2234"/><draw:equation draw:name="f9" draw:formula="2234 * ?f4 / 2234"/><draw:equation draw:name="f10" draw:formula="0 * ?f5 / 2234"/><draw:equation draw:name="f11" draw:formula="2229 * ?f4 / 2234"/><draw:equation draw:name="f12" draw:formula="2229 * ?f5 / 2234"/><draw:equation draw:name="f13" draw:formula="0 * ?f4 / 2234"/><draw:equation draw:name="f14" draw:formula="2234 * ?f5 / 2234"/><draw:equation draw:name="f15" draw:formula="5 * ?f4 / 223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3.68056in" svg:y="0.11979in" svg:width="3.81424in" svg:height="3.81424in" draw:id="id3" draw:style-name="a4" draw:name="Freeform 58"><svg:title/><svg:desc/><draw:enhanced-geometry draw:type="non-primitive" svg:viewBox="0 0 2197 2197" draw:enhanced-path="M 9 2197 L 0 2193 2188 0 2197 10 9 2197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97"/><draw:equation draw:name="f7" draw:formula="?f4 / 2197"/><draw:equation draw:name="f8" draw:formula="9 * ?f5 / 2197"/><draw:equation draw:name="f9" draw:formula="2197 * ?f4 / 2197"/><draw:equation draw:name="f10" draw:formula="0 * ?f5 / 2197"/><draw:equation draw:name="f11" draw:formula="2193 * ?f4 / 2197"/><draw:equation draw:name="f12" draw:formula="2188 * ?f5 / 2197"/><draw:equation draw:name="f13" draw:formula="0 * ?f4 / 2197"/><draw:equation draw:name="f14" draw:formula="2197 * ?f5 / 2197"/><draw:equation draw:name="f15" draw:formula="10 * ?f4 / 2197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4.09028in" svg:y="0.54514in" svg:width="3.40451in" svg:height="3.41319in" draw:id="id4" draw:style-name="a5" draw:name="Freeform 59"><svg:title/><svg:desc/><draw:enhanced-geometry draw:type="non-primitive" svg:viewBox="0 0 1961 1966" draw:enhanced-path="M 9 1966 L 0 1957 1952 0 1961 9 9 1966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61"/><draw:equation draw:name="f7" draw:formula="?f4 / 1966"/><draw:equation draw:name="f8" draw:formula="9 * ?f5 / 1961"/><draw:equation draw:name="f9" draw:formula="1966 * ?f4 / 1966"/><draw:equation draw:name="f10" draw:formula="0 * ?f5 / 1961"/><draw:equation draw:name="f11" draw:formula="1957 * ?f4 / 1966"/><draw:equation draw:name="f12" draw:formula="1952 * ?f5 / 1961"/><draw:equation draw:name="f13" draw:formula="0 * ?f4 / 1966"/><draw:equation draw:name="f14" draw:formula="1961 * ?f5 / 1961"/><draw:equation draw:name="f15" draw:formula="9 * ?f4 / 196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2.76042in" svg:y="0.1684in" svg:width="4.73438in" svg:height="4.74306in" draw:id="id5" draw:style-name="a6" draw:name="Freeform 60"><svg:title/><svg:desc/><draw:enhanced-geometry draw:type="non-primitive" svg:viewBox="0 0 2727 2732" draw:enhanced-path="M 0 2732 L 0 2728 2722 0 2727 5 0 2732 Z N" draw:text-areas="?f22 ?f24 ?f23 ?f25" draw:glue-points="?f15 ?f16 ?f15 ?f17 ?f18 ?f19 ?f20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27"/><draw:equation draw:name="f7" draw:formula="?f4 / 2732"/><draw:equation draw:name="f8" draw:formula="0 * ?f5 / 2727"/><draw:equation draw:name="f9" draw:formula="2732 * ?f4 / 2732"/><draw:equation draw:name="f10" draw:formula="2728 * ?f4 / 2732"/><draw:equation draw:name="f11" draw:formula="2722 * ?f5 / 2727"/><draw:equation draw:name="f12" draw:formula="0 * ?f4 / 2732"/><draw:equation draw:name="f13" draw:formula="2727 * ?f5 / 2727"/><draw:equation draw:name="f14" draw:formula="5 * ?f4 / 2732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0 / ?f6"/><draw:equation draw:name="f23" draw:formula="?f1 / ?f6"/><draw:equation draw:name="f24" draw:formula="0 / ?f7"/><draw:equation draw:name="f25" draw:formula="?f3 / ?f7"/></draw:enhanced-geometry></draw:custom-shape></draw:g></draw:g><draw:frame draw:id="id8" draw:style-name="a7" draw:name="Text Box 61" svg:x="0.01041in" svg:y="5.29167in" svg:width="7.48403in" svg:height="4.14452in" style:rel-width="scale" style:rel-height="scale"><draw:text-box><text:p text:style-name="NoSpacing"><text:span text:style-name="T5">[James Johnson] – DAC416_AE1_Report</text:span></text:p><text:p text:style-name="P6"><text:span text:style-name="T7">[Turn Based RPG Report]</text:span></text:p></draw:text-box><svg:title/><svg:desc/></draw:frame></draw:g></text:p>
      <text:p text:style-name="P8"/>
      <text:p text:style-name="TOCHeading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498914451" office:target-frame-name="_top" xlink:show="replace"><text:span text:style-name="Hyperlink">Introduction</text:span><text:tab/>1</text:a></text:p>
          <text:p text:style-name="P10"><text:a xlink:href="#_Toc498914452" office:target-frame-name="_top" xlink:show="replace"><text:span text:style-name="Hyperlink">Problem Analysis and Design</text:span><text:tab/>1</text:a></text:p>
          <text:p text:style-name="P11"><text:a xlink:href="#_Toc498914453" office:target-frame-name="_top" xlink:show="replace"><text:span text:style-name="Hyperlink">Pseudocode</text:span><text:tab/>1</text:a></text:p>
          <text:p text:style-name="P12"><text:a xlink:href="#_Toc498914454" office:target-frame-name="_top" xlink:show="replace"><text:span text:style-name="Hyperlink">Flowcharts</text:span><text:tab/>1</text:a></text:p>
          <text:p text:style-name="P13"><text:a xlink:href="#_Toc498914455" office:target-frame-name="_top" xlink:show="replace"><text:span text:style-name="Hyperlink">Class Diagrams</text:span><text:tab/>1</text:a></text:p>
          <text:p text:style-name="P14"><text:a xlink:href="#_Toc498914456" office:target-frame-name="_top" xlink:show="replace"><text:span text:style-name="Hyperlink">Implementation</text:span><text:tab/>1</text:a></text:p>
          <text:p text:style-name="P15"><text:a xlink:href="#_Toc498914457" office:target-frame-name="_top" xlink:show="replace"><text:span text:style-name="Hyperlink">Test Planning and Testing</text:span><text:tab/>1</text:a></text:p>
          <text:p text:style-name="P16"><text:a xlink:href="#_Toc498914458" office:target-frame-name="_top" xlink:show="replace"><text:span text:style-name="Hyperlink">Black Box Tests</text:span><text:tab/>2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498914451"/><text:soft-page-break/>Introduction<text:bookmark-end text:name="_Toc498914451"/></text:h>
      <text:p text:style-name="Normal"/>
      <text:p text:style-name="Normal"><text:tab/>H</text:p>
      <text:p text:style-name="Normal"/>
      <text:h text:style-name="Heading1" text:outline-level="1"><text:bookmark-start text:name="_Toc498914452"/>Problem Analysis and Design<text:bookmark-end text:name="_Toc498914452"/></text:h>
      <text:p text:style-name="Normal"/>
      <text:p text:style-name="Normal"><text:tab/>H</text:p>
      <text:p text:style-name="Normal"/>
      <text:h text:style-name="Heading2" text:outline-level="2"><text:bookmark-start text:name="_Toc498914453"/>Pseudocode<text:bookmark-end text:name="_Toc498914453"/></text:h>
      <text:p text:style-name="Normal"><text:tab/>H</text:p>
      <text:h text:style-name="Heading2" text:outline-level="2"><text:bookmark-start text:name="_Toc498914454"/>Flowcharts<text:bookmark-end text:name="_Toc498914454"/></text:h>
      <text:p text:style-name="Normal"><text:tab/>H</text:p>
      <text:h text:style-name="Heading2" text:outline-level="2"><text:bookmark-start text:name="_Toc498914455"/>Class Diagrams<text:bookmark-end text:name="_Toc498914455"/></text:h>
      <text:p text:style-name="Normal"><text:tab/>H</text:p>
      <text:p text:style-name="Normal"/>
      <text:h text:style-name="Heading1" text:outline-level="1"><text:bookmark-start text:name="_Toc498914456"/>Implementation<text:bookmark-end text:name="_Toc498914456"/></text:h>
      <text:p text:style-name="Normal"/>
      <text:p text:style-name="Normal"><text:tab/>H</text:p>
      <text:p text:style-name="Normal"/>
      <text:h text:style-name="Heading1" text:outline-level="1"><text:bookmark-start text:name="_Toc498914457"/>Test Planning and Testing<text:bookmark-end text:name="_Toc498914457"/></text:h>
      <text:p text:style-name="Normal"/>
      <text:p text:style-name="Normal"><text:tab/>H</text:p>
      <text:p text:style-name="Normal"/>
      <text:h text:style-name="Heading2" text:outline-level="2"><text:bookmark-start text:name="_Toc498914458"/>Black Box Tests<text:bookmark-end text:name="_Toc498914458"/></text:h>
      <text:p text:style-name="Normal"/>
      <text:p text:style-name="Normal"><text:tab/>H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3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0.0208in solid #C830CC" fo:border-bottom="none" fo:border-right="none" fo:padding-top="0in" fo:padding-left="0.1666in" fo:padding-bottom="0in" fo:padding-right="0in" style:shadow="none" fo:margin-top="0.0555in" fo:margin-bottom="0.0555in" fo:line-height="100%"/>
      <style:text-properties style:font-name="Calibri Light" style:font-name-asian="Times New Roman" style:font-name-complex="Times New Roman" fo:text-transform="uppercase" fo:letter-spacing="0.0069in" fo:font-size="18pt" style:font-size-asian="18pt" style:font-size-complex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style:font-name-asian="Times New Roman" style:font-name-complex="Times New Roman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text-transform="uppercase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font-size="14pt" style:font-size-asian="14pt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ize="12pt" style:font-size-asian="12pt" style:font-size-complex="12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font-size="12pt" style:font-size-asian="12pt" style:font-size-complex="12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595959" fo:font-size="12pt" style:font-size-asian="12pt" style:font-size-complex="12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text-transform="uppercase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text-transform="uppercase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NoSpacingChar" style:display-name="No Spacing Char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text-transform="uppercase" fo:letter-spacing="0.0069in" fo:font-size="18pt" style:font-size-asian="18pt" style:font-size-complex="18pt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text-transform="uppercase" fo:letter-spacing="0.0277in" fo:font-size="38pt" style:font-size-asian="38pt" style:font-size-complex="3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text-transform="uppercase" fo:letter-spacing="0.0277in" fo:font-size="38pt" style:font-size-asian="38pt" style:font-size-complex="38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font-size="18pt" style:font-size-asian="18pt" style:font-size-complex="18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text-transform="uppercase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font-size="12pt" style:font-size-asian="12pt" style:font-size-complex="12pt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color="#595959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text-transform="uppercase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text-transform="uppercas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C830CC" fo:letter-spacing="0.0069in" fo:font-size="8pt" style:font-size-asian="8pt" style:font-size-complex="8pt" fo:hyphenate="false"/>
    </style:style>
    <style:style style:name="Subtitle" style:display-name="Subtitle" style:family="paragraph" style:parent-style-name="Normal" style:next-style-name="Normal">
      <style:paragraph-properties fo:margin-bottom="0.1666in"/>
      <style:text-properties fo:color="#000000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fo:color="#000000" fo:font-size="12pt" style:font-size-asian="12pt" style:font-size-complex="12pt"/>
    </style:style>
    <style:style style:name="Strong" style:display-name="Strong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letter-spacing="normal" style:text-scale="100%" style:text-position="0% 100%" fo:font-size="10pt" style:font-size-asian="10pt" style:font-size-complex="10pt"/>
    </style:style>
    <style:style style:name="Emphasis" style:display-name="Emphasis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color="#952498" fo:font-size="10pt" style:font-size-asian="10pt" style:font-size-complex="10pt"/>
    </style:style>
    <style:style style:name="Quote" style:display-name="Quote" style:family="paragraph" style:parent-style-name="Normal" style:next-style-name="Normal">
      <style:paragraph-properties fo:margin-top="0.1111in" fo:margin-left="0.5in">
        <style:tab-stops/>
      </style:paragraph-properties>
      <style:text-properties style:font-name="Calibri Light" style:font-name-asian="Times New Roman" style:font-name-complex="Times New Roman" fo:font-size="12pt" style:font-size-asian="12pt" style:font-size-complex="12pt" fo:hyphenate="false"/>
    </style:style>
    <style:style style:name="QuoteChar" style:display-name="Quote Char" style:family="text" style:parent-style-name="DefaultParagraphFont">
      <style:text-properties style:font-name="Calibri Light" style:font-name-asian="Times New Roman" style:font-name-complex="Times New Roman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text-align="center" fo:margin-top="0.0694in" fo:margin-bottom="0.1666in" fo:margin-left="0.65in" fo:margin-right="0.65in">
        <style:tab-stops/>
      </style:paragraph-properties>
      <style:text-properties style:font-name="Calibri Light" style:font-name-asian="Times New Roman" style:font-name-complex="Times New Roman" fo:text-transform="uppercase" fo:color="#952498" fo:letter-spacing="0.0069in" fo:font-size="14pt" style:font-size-asian="14pt" style:font-size-complex="14pt" fo:hyphenate="false"/>
    </style:style>
    <style:style style:name="IntenseQuoteChar" style:display-name="Intense Quote Char" style:family="text" style:parent-style-name="DefaultParagraphFont">
      <style:text-properties style:font-name="Calibri Light" style:font-name-asian="Times New Roman" style:font-name-complex="Times New Roman" fo:text-transform="uppercase" fo:color="#952498" fo:letter-spacing="0.0069in" fo:font-size="14pt" style:font-size-asian="14pt" style:font-size-complex="14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style:use-window-font-color="true"/>
    </style:style>
    <style:style style:name="IntenseEmphasis" style:display-name="Intense Emphasis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952498" fo:letter-spacing="normal" style:text-scale="100%" style:text-position="0% 100%" fo:font-size="10pt" style:font-size-asian="10pt" style:font-size-complex="10pt"/>
    </style:style>
    <style:style style:name="SubtleReference" style:display-name="Subtle Reference" style:family="text" style:parent-style-name="DefaultParagraphFont">
      <style:text-properties style:font-name="Calibri" style:font-name-asian="Times New Roman" style:font-name-complex="Times New Roman" fo:text-transform="none" fo:font-variant="small-caps" style:use-window-font-color="true" fo:letter-spacing="0.0069in" style:text-scale="100%" fo:font-size="10pt" style:font-size-asian="10pt" style:font-size-complex="10pt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text-transform="none" fo:font-variant="small-caps" fo:color="#191919" fo:letter-spacing="0.0069in" style:text-scale="100%" style:text-position="0% 100%" fo:font-size="10pt" style:font-size-asian="10pt" style:font-size-complex="10pt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text-transform="none" fo:font-variant="normal" style:use-window-font-color="true" fo:letter-spacing="0.0069in" style:text-scale="100%" fo:font-size="10pt" style:font-size-asian="10pt" style:font-size-complex="10pt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458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6B9F25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e32d91" draw:opacity="100%" draw:stroke="solid" svg:stroke-width="0.01389in" svg:stroke-color="#a71e69" svg:stroke-opacity="100%" draw:stroke-linejoin="miter" svg:stroke-linecap="butt"/>
    </style:default-style>
    <draw:gradient draw:name="a0" draw:style="linear" draw:angle="3480" draw:start-color="#878d9b" draw:end-color="#3c3c49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 fo:text-align="end"/>
    </style:style>
    <style:style style:name="T3" style:parent-style-name="DefaultParagraphFont" style:family="text">
      <style:text-properties fo:color="#7F7F7F" fo:letter-spacing="0.0416in"/>
    </style:style>
  </office:automatic-styles>
  <office:master-styles>
    <style:master-page style:name="MP0" style:page-layout-name="PL0">
      <style:header>
        <text:p text:style-name="Header">DAC416 – AE1<text:tab/><text:tab/>James Johnson: Q12975371</text:p>
      </style:header>
      <style:footer>
        <text:p text:style-name="P2"><text:page-number text:fixed="false">2</text:page-number><text:s/>|<text:s/><text:span text:style-name="T3">Page</text:span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[James Johnson] – DAC416_AE1_Report</dc:title>
    <dc:description/>
    <dc:subject>[Turn Based RPG Report]</dc:subject>
    <meta:initial-creator>James Johnson</meta:initial-creator>
    <dc:creator>James Johnson</dc:creator>
    <meta:creation-date>2017-11-20T03:58:00Z</meta:creation-date>
    <dc:date>2017-11-20T04:12:00Z</dc:date>
    <meta:template xlink:href="Normal.dotm" xlink:type="simple"/>
    <meta:editing-cycles>27</meta:editing-cycles>
    <meta:editing-duration>PT720S</meta:editing-duration>
    <meta:document-statistic meta:page-count="3" meta:paragraph-count="1" meta:word-count="135" meta:character-count="904" meta:row-count="6" meta:non-whitespace-character-count="770"/>
  </office:meta>
</office:document-meta>
</file>